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8.059cm"/>
    </style:style>
    <style:style style:name="co7" style:family="table-column">
      <style:table-column-properties fo:break-before="auto" style:column-width="10.756cm"/>
    </style:style>
    <style:style style:name="co8" style:family="table-column">
      <style:table-column-properties fo:break-before="auto" style:column-width="9.484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571cm"/>
    </style:style>
    <style:style style:name="co11" style:family="table-column">
      <style:table-column-properties fo:break-before="auto" style:column-width="7.788cm"/>
    </style:style>
    <style:style style:name="co12" style:family="table-column">
      <style:table-column-properties fo:break-before="auto" style:column-width="6.04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5.2cm"/>
    </style:style>
    <style:style style:name="co15" style:family="table-column">
      <style:table-column-properties fo:break-before="auto" style:column-width="5.554cm"/>
    </style:style>
    <style:style style:name="co16" style:family="table-column">
      <style:table-column-properties fo:break-before="auto" style:column-width="6.699cm"/>
    </style:style>
    <style:style style:name="co17" style:family="table-column">
      <style:table-column-properties fo:break-before="auto" style:column-width="8.087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8.414cm"/>
    </style:style>
    <style:style style:name="co21" style:family="table-column">
      <style:table-column-properties fo:break-before="auto" style:column-width="9.911cm"/>
    </style:style>
    <style:style style:name="co22" style:family="table-column">
      <style:table-column-properties fo:break-before="auto" style:column-width="7.978cm"/>
    </style:style>
    <style:style style:name="co23" style:family="table-column">
      <style:table-column-properties fo:break-before="auto" style:column-width="9.476cm"/>
    </style:style>
    <style:style style:name="co24" style:family="table-column">
      <style:table-column-properties fo:break-before="auto" style:column-width="8.74cm"/>
    </style:style>
    <style:style style:name="co25" style:family="table-column">
      <style:table-column-properties fo:break-before="auto" style:column-width="6.916cm"/>
    </style:style>
    <style:style style:name="co26" style:family="table-column">
      <style:table-column-properties fo:break-before="auto" style:column-width="5.583cm"/>
    </style:style>
    <style:style style:name="co27" style:family="table-column">
      <style:table-column-properties fo:break-before="auto" style:column-width="6.835cm"/>
    </style:style>
    <style:style style:name="co28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e6510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e0f2f1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a5d6a7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2cbf8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c85e9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4c6"/>
    </style:style>
    <style:style style:name="ce202" style:family="table-cell" style:parent-style-name="Default">
      <style:table-cell-properties fo:background-color="#aadcf7"/>
    </style:style>
    <style:style style:name="ce203" style:family="table-cell" style:parent-style-name="Default">
      <style:table-cell-properties fo:background-color="#ec9ba4"/>
    </style:style>
    <style:style style:name="ce133" style:family="table-cell" style:parent-style-name="Default">
      <style:table-cell-properties fo:background-color="#fde9a9"/>
    </style:style>
    <style:style style:name="ce198" style:family="table-cell" style:parent-style-name="Default">
      <style:table-cell-properties fo:background-color="#ffffd7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ccb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92e285"/>
    </style:style>
    <style:style style:name="ce21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1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221" style:family="table-cell" style:parent-style-name="Default">
      <style:table-cell-properties fo:background-color="#92e285"/>
      <style:text-properties fo:color="#ccf4c6"/>
    </style:style>
    <style:style style:name="ce225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227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09e6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09e6f"/>
    </style:style>
    <style:style style:name="ce23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cfd8dc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176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dd835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f59d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51" style:family="table-cell" style:parent-style-name="Default">
      <style:table-cell-properties fo:background-color="#dddddd"/>
    </style:style>
    <style:style style:name="ce232" style:family="table-cell" style:parent-style-name="Default">
      <style:table-cell-properties fo:background-color="#e0c2cd"/>
    </style:style>
    <style:style style:name="ce253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fo:background-color="#dee7e5"/>
    </style:style>
    <style:style style:name="ce25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261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ff3838"/>
    </style:style>
    <style:style style:name="ce23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c8e6c9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ackground-color="#ffecb3" style:text-align-source="fix" style:repeat-content="false"/>
      <style:paragraph-properties fo:text-align="center" fo:margin-left="0cm"/>
    </style:style>
    <style:style style:name="ce264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-asian="Microsoft YaHe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7" office:value-type="string" calcext:value-type="string">
            <text:p>A – I</text:p>
          </table:table-cell>
          <table:table-cell table:style-name="ce67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bstract_algebra" xlink:type="simple">Abstract algebra</text:a> - Other</text:p>
          </table:table-cell>
          <table:covered-table-cell table:style-name="ce136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table:style-name="ce136"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ic_structure" xlink:type="simple">Algebraic structure</text:a></text:p>
          </table:table-cell>
          <table:covered-table-cell table:style-name="ce136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table:style-name="ce137"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table:style-name="ce137"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Invariant_theory" xlink:type="simple">Invariant theo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/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Finite_group" xlink:type="simple">Finite group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office:value-type="string" calcext:value-type="string">
            <text:p><text:a xlink:href="https://en.wikipedia.org/wiki/Trichotomy_theorem" xlink:type="simple">Tr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office:value-type="string" calcext:value-type="string">
            <text:p><text:a xlink:href="https://en.wikipedia.org/wiki/Walter_theorem" xlink:type="simple">Wal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office:value-type="string" calcext:value-type="string">
            <text:p><text:a xlink:href="https://en.wikipedia.org/wiki/Z*_theorem" xlink:type="simple">Z*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office:value-type="string" calcext:value-type="string">
            <text:p><text:a xlink:href="https://en.wikipedia.org/wiki/ZJ_theorem" xlink:type="simple">ZJ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/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78" office:value-type="string" calcext:value-type="string">
            <text:p>A – G</text:p>
          </table:table-cell>
          <table:table-cell table:style-name="ce78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80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80" office:value-type="string" calcext:value-type="string">
            <text:p>C – N</text:p>
          </table:table-cell>
          <table:table-cell table:style-name="ce80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85" office:value-type="string" calcext:value-type="string">
            <text:p>B -C</text:p>
          </table:table-cell>
          <table:table-cell table:style-name="ce85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–Roch_theorem" xlink:type="simple">Riemann–Ro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B – J</text:p>
          </table:table-cell>
          <table:table-cell table:style-name="ce99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table:style-name="ce16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table:style-name="ce16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table:style-name="ce16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table:style-name="ce16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table:style-name="ce169" office:value-type="string" calcext:value-type="string">
            <text:p><text:span text:style-name="T3"><text:a xlink:href="https://en.wikipedia.org/wiki/Lie_group" xlink:type="simple">Lie group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eometric_group_theory" xlink:type="simple">Geometric group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Tits_alternative" xlink:type="simple">Tits alternativ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table:style-name="ce169" office:value-type="string" calcext:value-type="string">
            <text:p><text:a xlink:href="https://en.wikipedia.org/wiki/Free_group" xlink:type="simple">Free group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ing_theory" xlink:type="simple">R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office:value-type="string" calcext:value-type="string">
            <text:p><text:a xlink:href="https://en.wikipedia.org/wiki/Levitzky%27s_theorem" xlink:type="simple">Levitz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office:value-type="string" calcext:value-type="string">
            <text:p><text:a xlink:href="https://en.wikipedia.org/wiki/Regev%27s_theorem" xlink:type="simple">Rege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101" office:value-type="string" calcext:value-type="string">
            <text:p>A – F</text:p>
          </table:table-cell>
          <table:table-cell table:style-name="ce101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Linear_algebra" xlink:type="simple">Linear algebra</text:a> - Other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table:style-name="ce174"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table:style-name="ce174"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table:style-name="ce174"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Lie_algebra" xlink:type="simple">Li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office:value-type="string" calcext:value-type="string">
            <text:p><text:a xlink:href="https://en.wikipedia.org/wiki/Lie%27s_theorem" xlink:type="simple">L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Matrix_(mathematics)" xlink:type="simple">Matrix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office:value-type="string" calcext:value-type="string">
            <text:p><text:a xlink:href="https://en.wikipedia.org/wiki/Sinkhorn%27s_theorem" xlink:type="simple">Sinkhor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office:value-type="string" calcext:value-type="string">
            <text:p><text:a xlink:href="https://en.wikipedia.org/wiki/Specht%27s_theorem" xlink:type="simple">Specht's theorem</text:a></text:p>
          </table:table-cell>
        </table:table-row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Polynomials" xlink:type="simple">Polynomial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/>
        </table:table-row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Quadratic_forms" xlink:type="simple">Quadratic 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office:value-type="string" calcext:value-type="string">
            <text:p><text:a xlink:href="https://en.wikipedia.org/wiki/Vieta%27s_formulas" xlink:type="simple">Vieta's formul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office:value-type="string" calcext:value-type="string">
            <text:p><text:a xlink:href="https://en.wikipedia.org/wiki/Witt%27s_theorem" xlink:type="simple">Witt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ic_analysis" xlink:type="simple">Algebraic analysis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" xlink:type="simple">Algebra</text:a> - Other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table:style-name="ce136" office:value-type="string" calcext:value-type="string">
            <text:p><text:a xlink:href="https://en.wikipedia.org/wiki/Boolean_algebra_(logic)" xlink:type="simple">Boolean algebra</text:a></text:p>
          </table:table-cell>
        </table:table-row>
      </table:table>
      <table:table table:name="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09" office:value-type="string" calcext:value-type="string" table:number-columns-spanned="2" table:number-rows-spanned="1">
            <text:p><text:a xlink:href="https://en.wikipedia.org/wiki/Mathematical_analysis" xlink:type="simple">Mathematical Analysis</text:a></text:p>
          </table:table-cell>
          <table:covered-table-cell/>
        </table:table-row>
        <table:table-row table:style-name="ro1">
          <table:table-cell table:style-name="ce109" office:value-type="string" calcext:value-type="string">
            <text:p>A – H</text:p>
          </table:table-cell>
          <table:table-cell table:style-name="ce109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office:value-type="string" calcext:value-type="string">
            <text:p><text:a xlink:href="https://en.wikipedia.org/wiki/Increment_theorem" xlink:type="simple">Incr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office:value-type="string" calcext:value-type="string">
            <text:p><text:a xlink:href="https://en.wikipedia.org/wiki/Nash–Moser_theorem" xlink:type="simple">Nash–Moser theorem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office:value-type="string" calcext:value-type="string">
            <text:p><text:a xlink:href="https://en.wikipedia.org/wiki/Rademacher%27s_theorem" xlink:type="simple">Rademac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office:value-type="string" calcext:value-type="string">
            <text:p><text:a xlink:href="https://en.wikipedia.org/wiki/Squeeze_theorem" xlink:type="simple">Squeez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office:value-type="string" calcext:value-type="string">
            <text:p><text:a xlink:href="https://en.wikipedia.org/wiki/Stirling%27s_theorem" xlink:type="simple">Stirl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office:value-type="string" calcext:value-type="string">
            <text:p><text:a xlink:href="https://en.wikipedia.org/wiki/Szegő_limit_theorems" xlink:type="simple">Szegő limit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/>
        </table:table-row>
        <table:table-row table:style-name="ro1">
          <table:table-cell table:style-name="ce109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table:style-name="ce175"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table:style-name="ce175"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table:style-name="ce100"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table:style-name="ce100"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table:style-name="ce100"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table:style-name="ce100"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table:style-name="ce100"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table:style-name="ce100"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table:style-name="ce100"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office:value-type="string" calcext:value-type="string">
            <text:p><text:a xlink:href="https://en.wikipedia.org/wiki/Green%27s_theorem" xlink:type="simple">Gre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table:style-name="ce197"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table:style-name="ce202"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Ordinary_differential_equations" xlink:type="simple">Ordinary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/>
        </table:table-row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Partial_differential_equation" xlink:type="simple">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office:value-type="string" calcext:value-type="string">
            <text:p><text:a xlink:href="https://en.wikipedia.org/wiki/Lax–Milgram_theorem" xlink:type="simple">Lax–Mil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</table:table-row>
        <table:table-row table:style-name="ro1">
          <table:table-cell table:style-name="ce120" office:value-type="string" calcext:value-type="string" table:number-columns-spanned="2" table:number-rows-spanned="1">
            <text:p><text:a xlink:href="https://en.wikipedia.org/wiki/Category:Elliptic_partial_differential_equations" xlink:type="simple">Elliptic 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table:style-name="ce203"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<text:a xlink:href="https://en.wikipedia.org/wiki/Measure_theory" xlink:type="simple">Measure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office:value-type="string" calcext:value-type="string">
            <text:p><text:a xlink:href="https://en.wikipedia.org/wiki/Kōmura%27s_theorem" xlink:type="simple">Kōmu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office:value-type="string" calcext:value-type="string">
            <text:p><text:a xlink:href="https://en.wikipedia.org/wiki/Monotone_class_theorem" xlink:type="simple">Monotone cl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office:value-type="string" calcext:value-type="string">
            <text:p><text:a xlink:href="https://en.wikipedia.org/wiki/Prokhorov%27s_theorem" xlink:type="simple">Prokhor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office:value-type="string" calcext:value-type="string">
            <text:p><text:a xlink:href="https://en.wikipedia.org/wiki/Steinhaus_theorem" xlink:type="simple">Stei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office:value-type="string" calcext:value-type="string">
            <text:p><text:a xlink:href="https://en.wikipedia.org/wiki/Vitali_set" xlink:type="simple">Vita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office:value-type="string" calcext:value-type="string">
            <text:p><text:a xlink:href="https://en.wikipedia.org/wiki/Peter–Weyl_theorem" xlink:type="simple">Peter–Wey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office:value-type="string" calcext:value-type="string">
            <text:p><text:a xlink:href="https://en.wikipedia.org/wiki/Schur%27s_lemma" xlink:type="simple">Schur's lemm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Group_representation" xlink:type="simple">Group represent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office:value-type="string" calcext:value-type="string">
            <text:p><text:a xlink:href="https://en.wikipedia.org/wiki/Heine–Borel_theorem" xlink:type="simple">Heine–Bo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office:value-type="string" calcext:value-type="string">
            <text:p><text:a xlink:href="https://en.wikipedia.org/wiki/Luzin%27s_theorem" xlink:type="simple">Luz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office:value-type="string" calcext:value-type="string">
            <text:p><text:a xlink:href="https://en.wikipedia.org/wiki/Zahorski_theorem" xlink:type="simple">Zahorski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Fourier_analysis" xlink:type="simple">Fourier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office:value-type="string" calcext:value-type="string">
            <text:p><text:a xlink:href="https://en.wikipedia.org/wiki/Plancherel_theorem" xlink:type="simple">Planche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2" table:number-rows-spanned="1">
            <text:p><text:a xlink:href="https://en.wikipedia.org/wiki/Fourier_transform" xlink:type="simple">Fourier trans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office:value-type="string" calcext:value-type="string">
            <text:p><text:a xlink:href="https://en.wikipedia.org/wiki/Paley–Wiener_theorem" xlink:type="simple">Paley–Wiener theorem</text:a></text:p>
          </table:table-cell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Harmonic_analysis" xlink:type="simple">Harmonic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office:value-type="string" calcext:value-type="string">
            <text:p><text:a xlink:href="https://en.wikipedia.org/wiki/Riemann_series_theorem" xlink:type="simple">Riemann seri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table:style-name="ce133"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table:style-name="ce198"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table:style-name="ce198" office:value-type="string" calcext:value-type="string">
            <text:p><text:a xlink:href="https://en.wikipedia.org/wiki/Continued_fraction" xlink:type="simple">Continued fraction</text:a></text:p>
          </table:table-cell>
        </table:table-row>
      </table:table>
      <table:table table:name="Applied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Control_theory" xlink:type="simple">Contro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office:value-type="string" calcext:value-type="string">
            <text:p><text:a xlink:href="https://en.wikipedia.org/wiki/Poisson_limit_theorem" xlink:type="simple">Poisson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office:value-type="string" calcext:value-type="string">
            <text:p><text:a xlink:href="https://en.wikipedia.org/wiki/Raikov%27s_theorem" xlink:type="simple">Raik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office:value-type="string" calcext:value-type="string">
            <text:p><text:a xlink:href="https://en.wikipedia.org/wiki/Cox%27s_theorem" xlink:type="simple">Cox's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table:style-name="ce184"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office:value-type="string" calcext:value-type="string">
            <text:p><text:a xlink:href="https://en.wikipedia.org/wiki/Gauss–Markov_theorem" xlink:type="simple">Gauss–Markov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office:value-type="string" calcext:value-type="string">
            <text:p><text:a xlink:href="https://en.wikipedia.org/wiki/Sklar%27s_theorem" xlink:type="simple">Skla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office:value-type="string" calcext:value-type="string">
            <text:p><text:a xlink:href="https://en.wikipedia.org/wiki/Wold%27s_theorem" xlink:type="simple">Wold's theorem</text:a></text:p>
          </table:table-cell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table:style-name="ce193"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table:style-name="ce98" office:value-type="string" calcext:value-type="string" table:number-columns-spanned="2" table:number-rows-spanned="1">
            <text:p><text:a xlink:href="https://en.wikipedia.org/wiki/Probability_theory" xlink:type="simple">Probabil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office:value-type="string" calcext:value-type="string">
            <text:p><text:a xlink:href="https://en.wikipedia.org/wiki/Maxwell%27s_theorem" xlink:type="simple">Maxw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office:value-type="string" calcext:value-type="string">
            <text:p><text:a xlink:href="https://en.wikipedia.org/wiki/Slutsky%27s_theorem" xlink:type="simple">Sluts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/>
        </table:table-row>
        <table:table-row table:style-name="ro1">
          <table:table-cell table:style-name="ce121" office:value-type="string" calcext:value-type="string" table:number-columns-spanned="2" table:number-rows-spanned="1">
            <text:p><text:a xlink:href="https://en.wikipedia.org/wiki/Stochastic_processes" xlink:type="simple">Stochastic process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office:value-type="string" calcext:value-type="string">
            <text:p><text:a xlink:href="https://en.wikipedia.org/wiki/Girsanov%27s_theorem" xlink:type="simple">Girsa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office:value-type="string" calcext:value-type="string">
            <text:p><text:a xlink:href="https://en.wikipedia.org/wiki/Schilder%27s_theorem" xlink:type="simple">Schil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office:value-type="string" calcext:value-type="string">
            <text:p><text:a xlink:href="https://en.wikipedia.org/wiki/Holmström%27s_theorem" xlink:type="simple">Holm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office:value-type="string" calcext:value-type="string">
            <text:p><text:a xlink:href="https://en.wikipedia.org/wiki/No-trade_theorem" xlink:type="simple">No-trad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office:value-type="string" calcext:value-type="string">
            <text:p><text:a xlink:href="https://en.wikipedia.org/wiki/Rybczynski_theorem" xlink:type="simple">Rybczyn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office:value-type="string" calcext:value-type="string">
            <text:p><text:a xlink:href="https://en.wikipedia.org/wiki/Topkis%27s_theorem" xlink:type="simple">Topkis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table:style-name="ce139"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table:style-name="ce139"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table:style-name="ce139"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table:style-name="ce100"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</table:table>
      <table:table table:name="Complex analysi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18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218" office:value-type="string" calcext:value-type="string">
            <text:p>A – I</text:p>
          </table:table-cell>
          <table:table-cell table:style-name="ce218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218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219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219" office:value-type="string" calcext:value-type="string">
            <text:p>A – K</text:p>
          </table:table-cell>
          <table:table-cell table:style-name="ce219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ombinatorics" xlink:type="simple">Combinatorics</text:a></text:span><text:span text:style-name="T2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221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table:style-name="ce90"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amsey_theory" xlink:type="simple">Ramse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office:value-type="string" calcext:value-type="string">
            <text:p><text:a xlink:href="https://en.wikipedia.org/wiki/Schur%27s_theorem" xlink:type="simple">Schu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209" office:value-type="string" calcext:value-type="string">
            <text:p>B – K</text:p>
          </table:table-cell>
          <table:table-cell table:style-name="ce209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 - Other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table:style-name="ce133" office:value-type="string" calcext:value-type="string">
            <text:p><text:a xlink:href="https://en.wikipedia.org/wiki/Genetic_algorithm" xlink:type="simple">Genetic algorithm</text:a></text:p>
          </table:table-cell>
        </table:table-row>
      </table:table>
      <table:table table:name="Functional analysis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25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225" office:value-type="string" calcext:value-type="string">
            <text:p>A – L</text:p>
          </table:table-cell>
          <table:table-cell table:style-name="ce225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style-name="ce227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227" office:value-type="string" calcext:value-type="string">
            <text:p>A – B</text:p>
          </table:table-cell>
          <table:table-cell table:style-name="ce227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  <table:table-row table:style-name="ro1">
          <table:table-cell table:style-name="ce114" office:value-type="string" calcext:value-type="string" table:number-columns-spanned="2" table:number-rows-spanned="1">
            <text:p><text:a xlink:href="https://en.wikipedia.org/wiki/Von_Neumann_algebra" xlink:type="simple">Von Neumann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Functional_analysis" xlink:type="simple">Function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table:style-name="ce167"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table:style-name="ce167" office:value-type="string" calcext:value-type="string">
            <text:p><text:a xlink:href="https://en.wikipedia.org/wiki/Banach_space" xlink:type="simple">Banach sp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table:style-name="ce167" office:value-type="string" calcext:value-type="string">
            <text:p><text:a xlink:href="https://en.wikipedia.org/wiki/Hardy_space" xlink:type="simple">Hardy spaces</text:a></text:p>
          </table:table-cell>
        </table:table-row>
      </table:table>
      <table:table table:name="Foundations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Category_theory" xlink:type="simple">Categor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/>
        </table:table-row>
        <table:table-row table:style-name="ro1">
          <table:table-cell table:style-name="ce230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230" office:value-type="string" calcext:value-type="string">
            <text:p>B – K</text:p>
          </table:table-cell>
          <table:table-cell table:style-name="ce230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  <table:table-row table:style-name="ro1">
          <table:table-cell table:style-name="ce230" office:value-type="string" calcext:value-type="string" table:number-columns-spanned="2" table:number-rows-spanned="1">
            <text:p><text:a xlink:href="https://en.wikipedia.org/wiki/Mathematical_logic" xlink:type="simple">Mathematical logic</text:a> - Other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table:style-name="ce176" office:value-type="string" calcext:value-type="string">
            <text:p><text:a xlink:href="https://en.wikipedia.org/wiki/Formal_language" xlink:type="simple">Formal languag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table:style-name="ce176" office:value-type="string" calcext:value-type="string">
            <text:p><text:a xlink:href="https://en.wikipedia.org/wiki/Formal_language" xlink:type="simple">Formal languag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table:style-name="ce176" office:value-type="string" calcext:value-type="string">
            <text:p><text:a xlink:href="https://en.wikipedia.org/wiki/Formal_language" xlink:type="simple">Formal languag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table:style-name="ce176"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table:style-name="ce176"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table:style-name="ce176"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office:value-type="string" calcext:value-type="string">
            <text:p><text:a xlink:href="https://en.wikipedia.org/wiki/Erdős–Rado_theorem" xlink:type="simple">Erdős–Rado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table:style-name="ce205" office:value-type="string" calcext:value-type="string" table:number-columns-spanned="2" table:number-rows-spanned="1">
            <text:p><text:a xlink:href="https://en.wikipedia.org/wiki/Model_theory" xlink:type="simple">Mode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office:value-type="string" calcext:value-type="string">
            <text:p><text:a xlink:href="https://en.wikipedia.org/wiki/Tennenbaum%27s_theorem" xlink:type="simple">Tennenbau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office:value-type="string" calcext:value-type="string">
            <text:p><text:a xlink:href="https://en.wikipedia.org/wiki/Wilkie%27s_theorem" xlink:type="simple">Wilk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/>
        </table:table-row>
      </table:table>
      <table:table table:name="Geometry Theorem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234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234" office:value-type="string" calcext:value-type="string">
            <text:p>A – J</text:p>
          </table:table-cell>
          <table:table-cell table:style-name="ce234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122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122" office:value-type="string" calcext:value-type="string">
            <text:p>A – H</text:p>
          </table:table-cell>
          <table:table-cell table:style-name="ce122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2"><text:a xlink:href="https://en.wikipedia.org/wiki/Differential_geometry" xlink:type="simple">Differential geometry</text:a></text:span><text:span text:style-name="T2"> - Other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table:style-name="ce137"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table:style-name="ce137"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table:style-name="ce137"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1"><text:a xlink:href="https://en.wikipedia.org/wiki/Riemannian_geometry" xlink:type="simple">Riemannian geometry</text:a>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office:value-type="string" calcext:value-type="string">
            <text:p><text:a xlink:href="https://en.wikipedia.org/wiki/Killing–Hopf_theorem" xlink:type="simple">Killing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office:value-type="string" calcext:value-type="string">
            <text:p><text:a xlink:href="https://en.wikipedia.org/wiki/Soul_theorem" xlink:type="simple">Sou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office:value-type="string" calcext:value-type="string">
            <text:p><text:a xlink:href="https://en.wikipedia.org/wiki/Sphere_theorem" xlink:type="simple">Sphe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office:value-type="string" calcext:value-type="string">
            <text:p><text:a xlink:href="https://en.wikipedia.org/wiki/Synge%27s_theorem" xlink:type="simple">Sy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office:value-type="string" calcext:value-type="string">
            <text:p><text:a xlink:href="https://en.wikipedia.org/wiki/Toponogov%27s_theorem" xlink:type="simple">Toponogov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2"><text:a xlink:href="https://en.wikipedia.org/wiki/Riemannian_geometry" xlink:type="simple">Riemannian geometry</text:a></text:span><text:span text:style-name="T2"> - Other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 - Other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table:style-name="ce251"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table:style-name="ce251"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table:style-name="ce243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243" office:value-type="string" calcext:value-type="string">
            <text:p>A – I</text:p>
          </table:table-cell>
          <table:table-cell table:style-name="ce243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Solid_geometry" xlink:type="simple">Euclidean Solid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  <table:table-row table:style-name="ro1">
          <table:table-cell table:style-name="ce124" office:value-type="string" calcext:value-type="string" table:number-columns-spanned="2" table:number-rows-spanned="1">
            <text:p><text:a xlink:href="https://en.wikipedia.org/wiki/Convex_analysis" xlink:type="simple">Conv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office:value-type="string" calcext:value-type="string">
            <text:p><text:a xlink:href="https://en.wikipedia.org/wiki/Moreau%27s_theorem" xlink:type="simple">Morea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/>
        </table:table-row>
        <table:table-row table:style-name="ro1">
          <table:table-cell table:style-name="ce125" office:value-type="string" calcext:value-type="string" table:number-columns-spanned="2" table:number-rows-spanned="1">
            <text:p><text:a xlink:href="https://en.wikipedia.org/wiki/Convex_geometry" xlink:type="simple">Convex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</table:table-row>
        <table:table-row table:style-name="ro1">
          <table:table-cell table:style-name="ce125" office:value-type="string" calcext:value-type="string" table:number-columns-spanned="2" table:number-rows-spanned="1">
            <text:p>Convex –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table:style-name="ce153"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table:style-name="ce126" office:value-type="string" calcext:value-type="string" table:number-columns-spanned="2" table:number-rows-spanned="1">
            <text:p><text:span text:style-name="T1"><text:a xlink:href="https://en.wikipedia.org/wiki/Complex_manifold" xlink:type="simple">Complex manifold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equation" xlink:type="simple">Diophantine equ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Tijdeman%27s_theorem" xlink:type="simple">Tijdema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geometry" xlink:type="simple">Diophantin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/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Projective_geometry" xlink:type="simple">Projectiv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office:value-type="string" calcext:value-type="string">
            <text:p><text:a xlink:href="https://en.wikipedia.org/wiki/Intersection_theorem" xlink:type="simple">Inters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/>
        </table:table-row>
        <table:table-row table:style-name="ro1">
          <table:table-cell table:style-name="ce231" office:value-type="string" calcext:value-type="string" table:number-columns-spanned="2" table:number-rows-spanned="1">
            <text:p><text:a xlink:href="https://en.wikipedia.org/wiki/Geometry" xlink:type="simple">Geomet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table:style-name="ce232"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table:style-name="ce232"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table:style-name="ce232"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table:style-name="ce232"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table:style-name="ce232"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table:style-name="ce232"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table:style-name="ce232"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table:style-name="ce232"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table:style-name="ce232" office:value-type="string" calcext:value-type="string">
            <text:p><text:a xlink:href="https://en.wikipedia.org/wiki/Trigonometry" xlink:type="simple">Trigonometry</text:a></text:p>
          </table:table-cell>
        </table:table-row>
      </table:table>
      <table:table table:name="Number Theorems" table:style-name="ta1">
        <table:table-column table:style-name="co22" table:default-cell-style-name="Default"/>
        <table:table-column table:style-name="co20" table:default-cell-style-name="Default"/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15 – E</text:p>
          </table:table-cell>
          <table:table-cell table:style-name="ce9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H – P</text:p>
          </table:table-cell>
          <table:table-cell table:style-name="ce9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table:style-name="ce169"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table:style-name="ce169"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table:style-name="ce169"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table:style-name="ce169"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A – G</text:p>
          </table:table-cell>
          <table:table-cell table:style-name="ce85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number_theory" xlink:type="simple">Algebraic number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table:style-name="ce138"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table:style-name="ce138"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table:style-name="ce138"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table:style-name="ce253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253" office:value-type="string" calcext:value-type="string">
            <text:p>B – J</text:p>
          </table:table-cell>
          <table:table-cell table:style-name="ce253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Diophantine_approximation" xlink:type="simple">Diophantine approxim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office:value-type="string" calcext:value-type="string">
            <text:p><text:a xlink:href="https://en.wikipedia.org/wiki/Subspace_theorem" xlink:type="simple">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Geometry_of_numbers" xlink:type="simple">Geometry of number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office:value-type="string" calcext:value-type="string">
            <text:p><text:a xlink:href="https://en.wikipedia.org/wiki/Minkowski%27s_theorem" xlink:type="simple">Minkowski's theorem</text:a></text:p>
          </table:table-cell>
        </table:table-row>
        <table:table-row table:style-name="ro1">
          <table:table-cell table:style-name="ce240" office:value-type="string" calcext:value-type="string" table:number-columns-spanned="2" table:number-rows-spanned="1">
            <text:p><text:a xlink:href="https://en.wikipedia.org/wiki/Prime_number" xlink:type="simple">Prime Number</text:a> - Classes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table:style-name="ce241" office:value-type="string" calcext:value-type="string">
            <text:p><text:a xlink:href="https://en.wikipedia.org/wiki/Amicable_number" xlink:type="simple">Amicable numbers</text:a></text:p>
          </table:table-cell>
        </table:table-row>
      </table:table>
      <table:table table:name="Physics Theorems" table:style-name="ta1">
        <table:table-column table:style-name="co23" table:default-cell-style-name="Default"/>
        <table:table-column table:style-name="co16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table:style-name="ce137"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table:style-name="ce137"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table:style-name="ce137"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table:style-name="ce137"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table:style-name="ce137"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table:style-name="ce137"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table:style-name="ce137"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table:style-name="ce137" office:value-type="string" calcext:value-type="string">
            <text:p><text:a xlink:href="https://en.wikipedia.org/wiki/Hamiltonian_mechanics" xlink:type="simple">Hamiltonian mechanic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table:style-name="ce137"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table:style-name="ce137"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table:style-name="ce137"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</table:table>
      <table:table table:name="Topology Theorems" table:style-name="ta1"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258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258" office:value-type="string" calcext:value-type="string">
            <text:p>B – J</text:p>
          </table:table-cell>
          <table:table-cell table:style-name="ce258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259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259" office:value-type="string" calcext:value-type="string">
            <text:p>A – L</text:p>
          </table:table-cell>
          <table:table-cell table:style-name="ce259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7" office:value-type="string" calcext:value-type="string">
            <text:p>A – H</text:p>
          </table:table-cell>
          <table:table-cell table:style-name="ce67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B – N</text:p>
          </table:table-cell>
          <table:table-cell table:style-name="ce9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261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261" office:value-type="string" calcext:value-type="string">
            <text:p>B – L</text:p>
          </table:table-cell>
          <table:table-cell table:style-name="ce261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style-name="ce261" office:value-type="string" calcext:value-type="string" table:number-columns-spanned="2" table:number-rows-spanned="1">
            <text:p><text:span text:style-name="T2"><text:a xlink:href="https://en.wikipedia.org/wiki/Geometric_topology" xlink:type="simple">Geometric topology</text:a></text:span><text:span text:style-name="T2"> - </text:span><text:span text:style-name="T2"><text:a xlink:href="https://en.wikipedia.org/wiki/3-manifold" xlink:type="simple">3-manifolds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Tameness_conjecture" xlink:type="simple">Tam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/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Homology_theory" xlink:type="simple">Homolog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office:value-type="string" calcext:value-type="string">
            <text:p><text:a xlink:href="https://en.wikipedia.org/wiki/Whitehead_theorem" xlink:type="simple">Whitehead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span text:style-name="T2"><text:a xlink:href="https://en.wikipedia.org/wiki/Topology" xlink:type="simple">Topology</text:a></text:span><text:span text:style-name="T2"> - Other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table:style-name="ce198"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table:style-name="ce198"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table:style-name="ce198" office:value-type="string" calcext:value-type="string">
            <text:p><text:a xlink:href="https://en.wikipedia.org/wiki/Curve" xlink:type="simple">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table:style-name="ce198"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table:style-name="ce198"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262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262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table:style-name="ce198"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</table:table>
      <table:table table:name="Computer science Theorem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1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  <table:table-row table:style-name="ro1">
          <table:table-cell table:style-name="ce236" office:value-type="string" calcext:value-type="string" table:number-columns-spanned="2" table:number-rows-spanned="1">
            <text:p><text:span text:style-name="T1"><text:a xlink:href="https://en.wikipedia.org/wiki/Recursion_theory" xlink:type="simple">Recursion theor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a xlink:href="https://en.wikipedia.org/wiki/Smn_theorem" xlink:type="simple">Sm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Information theory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Computational_mathematics" xlink:type="simple">Computational mathematics</text:a> - Other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span text:style-name="T1"><text:a xlink:href="https://en.wikipedia.org/wiki/Coding_theory" xlink:type="simple">Coding theory</text:a></text:span></text:p>
          </table:table-cell>
        </table:table-row>
      </table:table>
      <table:table table:name="Other Theorems" table:style-name="ta1"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office:value-type="string" calcext:value-type="string">
            <text:p><text:a xlink:href="https://en.wikipedia.org/wiki/Liénard%27s_theorem" xlink:type="simple">Lién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office:value-type="string" calcext:value-type="string">
            <text:p><text:a xlink:href="https://en.wikipedia.org/wiki/Peixoto%27s_theorem" xlink:type="simple">Peixot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office:value-type="string" calcext:value-type="string">
            <text:p><text:a xlink:href="https://en.wikipedia.org/wiki/Sarkovskii%27s_theorem" xlink:type="simple">Sark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office:value-type="string" calcext:value-type="string">
            <text:p><text:a xlink:href="https://en.wikipedia.org/wiki/Takens%27s_theorem" xlink:type="simple">Taken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/>
        </table:table-row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table:style-name="ce156"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Ergodic_theory" xlink:type="simple">Ergodic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office:value-type="string" calcext:value-type="string">
            <text:p><text:a xlink:href="https://en.wikipedia.org/wiki/Ornstein_theorem" xlink:type="simple">Orn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office:value-type="string" calcext:value-type="string">
            <text:p><text:a xlink:href="https://en.wikipedia.org/wiki/Ratner%27s_theorems" xlink:type="simple">Ratner's theorems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Quantum_computation" xlink:type="simple">Quantum comput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No-cloning_theorem" xlink:type="simple">No cloning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office:value-type="string" calcext:value-type="string">
            <text:p><text:a xlink:href="https://en.wikipedia.org/wiki/Haag%27s_theorem" xlink:type="simple">Haa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table:style-name="ce239" office:value-type="string" calcext:value-type="string" table:number-columns-spanned="2" table:number-rows-spanned="1">
            <text:p><text:a xlink:href="https://en.wikipedia.org/wiki/Queueing_theory" xlink:type="simple">Queue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/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Thermodynamics" xlink:type="simple">Thermodyna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H-theorem" xlink:type="simple">H-theorem</text:a></text:p>
          </table:table-cell>
        </table:table-row>
        <table:table-row table:style-name="ro1">
          <table:table-cell table:style-name="ce264" office:value-type="string" calcext:value-type="string" table:number-columns-spanned="2" table:number-rows-spanned="1">
            <text:p><text:a xlink:href="https://en.wikipedia.org/wiki/Electromagnetism" xlink:type="simple">Electromagnetism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table:style-name="ce190" office:value-type="string" calcext:value-type="string">
            <text:p><text:a xlink:href="https://en.wikipedia.org/wiki/Electrostatics" xlink:type="simple">Electrostatics</text:a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B46">
          <table:sort>
            <table:sort-by table:field-number="1" table:data-type="automatic"/>
          </table:sort>
        </table:database-range>
        <table:database-range table:name="__Anonymous_Sheet_DB__10" table:target-range-address="'Number Theorems'.A3:'Number Theorems'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6:27:11.0449022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7T17:46:35.408377445</dc:date>
    <meta:editing-duration>PT12H50S</meta:editing-duration>
    <meta:editing-cycles>171</meta:editing-cycles>
    <meta:generator>LibreOffice/7.2.1.2$Linux_X86_64 LibreOffice_project/20$Build-2</meta:generator>
    <meta:document-statistic meta:table-count="15" meta:cell-count="3849" meta:object-count="0"/>
  </office:meta>
</office:document-meta>
</file>